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1.826cm" fo:min-width="7.95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middle" draw:auto-grow-height="false" fo:min-height="0.94cm" fo:min-width="5.135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5" style:family="graphic" style:parent-style-name="standard">
      <style:graphic-properties svg:stroke-width="0.081cm" svg:stroke-color="#ffb66c" draw:marker-start-width="0.321cm" draw:marker-end-width="0.321cm" draw:fill-color="#ffdbb6" draw:textarea-horizontal-align="justify" draw:textarea-vertical-align="middle" draw:auto-grow-height="false" fo:min-height="1.017cm" fo:min-width="1.665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2.9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9" style:family="graphic" style:parent-style-name="objectwithoutfill">
      <style:graphic-properties svg:stroke-width="0.053cm" svg:stroke-color="#1c1c1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41cm" fo:min-width="4.039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95cm" fo:min-width="3.893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15cm" fo:min-width="3.813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2cm" fo:min-width="1.96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015cm" fo:min-width="4.736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7.50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top" draw:auto-grow-height="false" fo:min-height="5.205cm" fo:min-width="7.50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5.409cm" fo:min-width="3.54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5.409cm" fo:min-width="2.4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151cm" fo:min-width="1.65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7cm" fo:min-width="0.578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97cm" fo:min-width="0.498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62cm" fo:min-width="0.886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87cm" fo:min-width="0.63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47cm" fo:min-width="1.127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47cm" fo:min-width="3.05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53cm" svg:stroke-color="#1c1c1c" draw:marker-start-width="0.279cm" draw:marker-end-width="0.279cm" draw:fill="solid" draw:fill-color="#ffffff" draw:textarea-horizontal-align="justify" draw:textarea-vertical-align="middle" draw:auto-grow-height="false" fo:min-height="1.02cm" fo:min-width="5.469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1c1c1c" draw:marker-start-width="0.279cm" draw:marker-end-width="0.279cm" draw:fill="solid" draw:fill-color="#ffffff" draw:textarea-horizontal-align="justify" draw:textarea-vertical-align="middle" draw:auto-grow-height="false" fo:min-height="0.968cm" fo:min-width="5.417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1c1c1c" draw:marker-start-width="0.279cm" draw:marker-end-width="0.279cm" draw:fill="solid" draw:fill-color="#ffffff" draw:textarea-horizontal-align="justify" draw:textarea-vertical-align="middle" draw:auto-grow-height="false" fo:min-height="0.968cm" fo:min-width="7.957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width="0.053cm" svg:stroke-color="#1c1c1c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dbb6" draw:textarea-horizontal-align="justify" draw:textarea-vertical-align="middle" draw:auto-grow-height="false" fo:min-height="6.147cm" fo:min-width="12.247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4cm" fo:min-width="2.421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12cm" fo:min-width="0.77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3cm" fo:min-width="3.592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764cm" fo:min-width="4.437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0.386cm" fo:min-width="0.136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74cm" fo:min-width="3.01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-color="#ffdbb6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dbb6"/>
      <style:paragraph-properties fo:text-align="center"/>
    </style:style>
    <style:style style:name="P17" style:family="paragraph">
      <loext:graphic-properties draw:fill-color="#ff972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3.048cm" svg:x="1.64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065cm" svg:height="3.048cm" svg:x="1.647cm" svg:y="1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715cm" svg:height="1.27cm" svg:x="4.822cm" svg:y="6.642cm">
          <text:p text:style-name="P2">Progra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325cm" svg:y1="3.597cm" svg:x2="7.679cm" svg:y2="6.642cm" draw:start-shape="id1" draw:start-glue-point="2" draw:end-shape="id2" draw:end-glue-point="0" svg:d="M5325 3597l2354 3045" svg:viewBox="0 0 2355 3046">
          <text:p/>
        </draw:connector>
        <draw:connector draw:style-name="gr3" draw:text-style-name="P4" draw:layer="layout" draw:type="line" svg:x1="9.839cm" svg:y1="3.721cm" svg:x2="7.679cm" svg:y2="6.642cm" draw:start-shape="id3" draw:start-glue-point="8" draw:end-shape="id2" draw:end-glue-point="0" svg:d="M9839 3721l-2160 2921" svg:viewBox="0 0 2161 2922">
          <text:p/>
        </draw:connector>
        <draw:frame draw:style-name="gr4" draw:text-style-name="P5" xml:id="id1" draw:id="id1" draw:layer="layout" svg:width="3.114cm" svg:height="1.673cm" svg:x="3.768cm" svg:y="1.924cm">
          <draw:text-box>
            <text:p>Input test<text:line-break/>data</text:p>
          </draw:text-box>
        </draw:frame>
        <draw:custom-shape draw:style-name="gr5" draw:text-style-name="P7" xml:id="id3" draw:id="id3" draw:layer="layout" svg:width="3.175cm" svg:height="1.905cm" svg:x="8.251cm" svg:y="1.816cm">
          <text:p text:style-name="P6"><text:span text:style-name="T1">I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4" draw:id="id4" draw:layer="layout" svg:width="3.609cm" svg:height="1.673cm" svg:x="3.769cm" svg:y="11.124cm">
          <draw:text-box>
            <text:p>Output test<text:line-break/>results</text:p>
          </draw:text-box>
        </draw:frame>
        <draw:custom-shape draw:style-name="gr5" draw:text-style-name="P7" xml:id="id5" draw:id="id5" draw:layer="layout" svg:width="3.175cm" svg:height="1.905cm" svg:x="8.252cm" svg:y="10.816cm">
          <text:p text:style-name="P6"><text:span text:style-name="T3">O</text:span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679cm" svg:y1="7.912cm" svg:x2="5.573cm" svg:y2="11.124cm" draw:start-shape="id2" draw:start-glue-point="2" draw:end-shape="id4" draw:end-glue-point="0" svg:d="M7679 7912l-2106 3212" svg:viewBox="0 0 2107 3213">
          <text:p/>
        </draw:connector>
        <draw:connector draw:style-name="gr3" draw:text-style-name="P4" draw:layer="layout" draw:type="line" svg:x1="7.679cm" svg:y1="7.912cm" svg:x2="9.84cm" svg:y2="10.816cm" draw:start-shape="id2" draw:start-glue-point="2" draw:end-shape="id5" draw:end-glue-point="4" svg:d="M7679 7912l2161 2904" svg:viewBox="0 0 2162 2905">
          <text:p/>
        </draw:connector>
        <draw:frame draw:style-name="gr7" draw:text-style-name="P5" xml:id="id7" draw:id="id7" draw:layer="layout" svg:width="6.2cm" svg:height="1.673cm" svg:x="14.474cm" svg:y="1.914cm">
          <draw:text-box>
            <text:p>Inputs causing</text:p>
            <text:p>anomalous behavior</text:p>
          </draw:text-box>
        </draw:frame>
        <draw:frame draw:style-name="gr8" draw:text-style-name="P5" xml:id="id6" draw:id="id6" draw:layer="layout" svg:width="6.42cm" svg:height="2.384cm" svg:x="14.475cm" svg:y="10.555cm">
          <draw:text-box>
            <text:p>Outputs which reveal<text:line-break/>the presence of <text:line-break/>defects</text:p>
          </draw:text-box>
        </draw:frame>
        <draw:connector draw:style-name="gr9" draw:text-style-name="P4" draw:layer="layout" draw:type="line" svg:x1="14.475cm" svg:y1="11.747cm" svg:x2="11.427cm" svg:y2="11.769cm" draw:start-shape="id6" draw:start-glue-point="3" draw:end-shape="id5" draw:end-glue-point="10" svg:d="M14475 11747l-3048 22" svg:viewBox="0 0 3049 23">
          <text:p/>
        </draw:connector>
        <draw:connector draw:style-name="gr9" draw:text-style-name="P4" draw:layer="layout" draw:type="line" svg:x1="14.474cm" svg:y1="2.75cm" svg:x2="11.426cm" svg:y2="2.769cm" draw:start-shape="id7" draw:start-glue-point="3" draw:end-shape="id3" draw:end-glue-point="10" svg:d="M14474 2750l-3048 19" svg:viewBox="0 0 3049 20">
          <text:p/>
        </draw:connector>
        <draw:custom-shape draw:style-name="gr10" draw:text-style-name="P9" xml:id="id8" draw:id="id8" draw:layer="layout" svg:width="4.699cm" svg:height="1.651cm" svg:x="8.361cm" svg:y="15.113cm">
          <text:p text:style-name="P8">Inspections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9" draw:id="id9" draw:layer="layout" svg:width="4.699cm" svg:height="1.651cm" svg:x="8.361cm" svg:y="19.113cm">
          <text:p text:style-name="P8">UML design<text:line-break/>model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0" draw:id="id10" draw:layer="layout" svg:width="4.699cm" svg:height="1.651cm" svg:x="3.361cm" svg:y="19.113cm">
          <text:p text:style-name="P8">Software<text:line-break/>architectur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1" draw:id="id11" draw:layer="layout" svg:width="4.699cm" svg:height="1.651cm" svg:x="-1.639cm" svg:y="19.113cm">
          <text:p text:style-name="P8">Requirements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2" draw:id="id12" draw:layer="layout" svg:width="4.699cm" svg:height="1.651cm" svg:x="13.361cm" svg:y="19.113cm">
          <text:p text:style-name="P8">Database<text:line-break/>schema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3" draw:id="id13" draw:layer="layout" svg:width="4.699cm" svg:height="1.651cm" svg:x="18.361cm" svg:y="19.113cm">
          <text:p text:style-name="P8">Program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5" draw:id="id15" draw:layer="layout" svg:width="4.699cm" svg:height="1.651cm" svg:x="18.361cm" svg:y="23.113cm">
          <text:p text:style-name="P8">Testing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4" draw:id="id14" draw:layer="layout" svg:width="4.699cm" svg:height="1.651cm" svg:x="-1.639cm" svg:y="23.113cm">
          <text:p text:style-name="P8">System<text:line-break/>prototyp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10.71cm" svg:y1="16.764cm" svg:x2="10.71cm" svg:y2="19.113cm" draw:start-shape="id8" draw:start-glue-point="2" draw:end-shape="id9" draw:end-glue-point="0" svg:d="M10710 16764v2349" svg:viewBox="0 0 1 2350">
          <text:p/>
        </draw:connector>
        <draw:connector draw:style-name="gr12" draw:text-style-name="P10" draw:layer="layout" draw:type="line" svg:x1="10.71cm" svg:y1="16.764cm" svg:x2="5.71cm" svg:y2="19.113cm" draw:start-shape="id8" draw:start-glue-point="2" draw:end-shape="id10" draw:end-glue-point="0" svg:d="M10710 16764l-5000 2349" svg:viewBox="0 0 5001 2350">
          <text:p/>
        </draw:connector>
        <draw:connector draw:style-name="gr12" draw:text-style-name="P10" draw:layer="layout" draw:type="line" svg:x1="10.71cm" svg:y1="16.764cm" svg:x2="0.71cm" svg:y2="19.113cm" draw:start-shape="id8" draw:start-glue-point="2" draw:end-shape="id11" draw:end-glue-point="0" svg:d="M10710 16764l-10000 2349" svg:viewBox="0 0 10001 2350">
          <text:p/>
        </draw:connector>
        <draw:connector draw:style-name="gr12" draw:text-style-name="P10" draw:layer="layout" draw:type="line" svg:x1="10.71cm" svg:y1="16.764cm" svg:x2="15.71cm" svg:y2="19.113cm" draw:start-shape="id8" draw:start-glue-point="2" draw:end-shape="id12" draw:end-glue-point="0" svg:d="M10710 16764l5000 2349" svg:viewBox="0 0 5001 2350">
          <text:p/>
        </draw:connector>
        <draw:connector draw:style-name="gr12" draw:text-style-name="P10" draw:layer="layout" draw:type="line" svg:x1="10.71cm" svg:y1="16.764cm" svg:x2="20.71cm" svg:y2="19.113cm" draw:start-shape="id8" draw:start-glue-point="2" draw:end-shape="id13" draw:end-glue-point="0" svg:d="M10710 16764l10000 2349" svg:viewBox="0 0 10001 2350">
          <text:p/>
        </draw:connector>
        <draw:connector draw:style-name="gr12" draw:text-style-name="P10" draw:layer="layout" draw:type="line" svg:x1="0.71cm" svg:y1="20.764cm" svg:x2="0.71cm" svg:y2="23.113cm" draw:start-shape="id11" draw:start-glue-point="2" draw:end-shape="id14" svg:d="M710 20764v2349" svg:viewBox="0 0 1 2350">
          <text:p/>
        </draw:connector>
        <draw:connector draw:style-name="gr12" draw:text-style-name="P10" draw:layer="layout" draw:type="line" svg:x1="18.361cm" svg:y1="23.938cm" svg:x2="3.06cm" svg:y2="23.938cm" draw:start-shape="id15" draw:start-glue-point="3" draw:end-shape="id14" svg:d="M18361 23938h-15301" svg:viewBox="0 0 15302 1">
          <text:p/>
        </draw:connector>
        <draw:connector draw:style-name="gr12" draw:text-style-name="P10" draw:layer="layout" draw:type="line" svg:x1="20.71cm" svg:y1="23.113cm" svg:x2="20.71cm" svg:y2="20.764cm" draw:start-shape="id15" draw:start-glue-point="0" draw:end-shape="id13" draw:end-glue-point="2" svg:d="M20710 23113v-2349" svg:viewBox="0 0 1 2350">
          <text:p/>
        </draw:connector>
      </draw:page>
      <draw:page draw:name="page2" draw:style-name="dp1" draw:master-page-name="Default">
        <draw:custom-shape draw:style-name="gr13" draw:text-style-name="P9" xml:id="id16" draw:id="id16" draw:layer="layout" svg:width="4.699cm" svg:height="1.651cm" svg:x="-1.619cm" svg:y="4.921cm">
          <text:p text:style-name="P8">Design test<text:line-break/>cases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7" draw:id="id17" draw:layer="layout" svg:width="2.54cm" svg:height="1.651cm" svg:x="2.472cm" svg:y="2.113cm">
          <text:p text:style-name="P8">Test<text:line-break/>ca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18" draw:id="id18" draw:layer="layout" svg:width="4.699cm" svg:height="1.651cm" svg:x="4.381cm" svg:y="4.921cm">
          <draw:glue-point draw:id="4" svg:x="-1.281cm" svg:y="-4.9cm"/>
          <draw:glue-point draw:id="5" svg:x="1.151cm" svg:y="-4.9cm"/>
          <text:p text:style-name="P8">Prepare test<text:line-break/>data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20" draw:id="id20" draw:layer="layout" svg:width="4.699cm" svg:height="1.651cm" svg:x="10.381cm" svg:y="4.921cm">
          <draw:glue-point draw:id="4" svg:x="-1.076cm" svg:y="-4.9cm"/>
          <draw:glue-point draw:id="5" svg:x="1.085cm" svg:y="-4.9cm"/>
          <text:p text:style-name="P8">Run program<text:line-break/>with test data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2" draw:id="id22" draw:layer="layout" svg:width="5.622cm" svg:height="1.651cm" svg:x="16.381cm" svg:y="4.921cm">
          <draw:glue-point draw:id="4" svg:x="-1.07cm" svg:y="-4.9cm"/>
          <draw:glue-point draw:id="5" svg:x="1.159cm" svg:y="-4.9cm"/>
          <text:p text:style-name="P8">Compare results<text:line-break/>to test cases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9" draw:id="id19" draw:layer="layout" svg:width="2.54cm" svg:height="1.651cm" svg:x="8.473cm" svg:y="2.113cm">
          <text:p text:style-name="P8">Test<text:line-break/>data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1" draw:id="id21" draw:layer="layout" svg:width="2.54cm" svg:height="1.651cm" svg:x="14.474cm" svg:y="2.113cm">
          <text:p text:style-name="P8">Test<text:line-break/>resul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23" draw:id="id23" draw:layer="layout" svg:width="2.54cm" svg:height="1.651cm" svg:x="21.475cm" svg:y="2.113cm">
          <text:p text:style-name="P8">Test<text:line-break/>repor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0.73cm" svg:y1="4.921cm" svg:x2="2.472cm" svg:y2="2.938cm" draw:start-shape="id16" draw:start-glue-point="0" draw:end-shape="id17" draw:end-glue-point="3" svg:d="M730 4921v-1983h1742" svg:viewBox="0 0 1743 1984">
          <text:p/>
        </draw:connector>
        <draw:connector draw:style-name="gr3" draw:text-style-name="P4" draw:layer="layout" svg:x1="5.012cm" svg:y1="2.938cm" svg:x2="6.129cm" svg:y2="4.938cm" draw:start-shape="id17" draw:start-glue-point="1" draw:end-shape="id18" draw:end-glue-point="4" svg:d="M5012 2938h1117v2000" svg:viewBox="0 0 1118 2001">
          <text:p/>
        </draw:connector>
        <draw:connector draw:style-name="gr3" draw:text-style-name="P4" draw:layer="layout" svg:x1="7.27cm" svg:y1="4.938cm" svg:x2="8.473cm" svg:y2="2.938cm" draw:start-shape="id18" draw:start-glue-point="5" draw:end-shape="id19" draw:end-glue-point="3" svg:d="M7270 4938v-2000h1203" svg:viewBox="0 0 1204 2001">
          <text:p/>
        </draw:connector>
        <draw:connector draw:style-name="gr3" draw:text-style-name="P4" draw:layer="layout" svg:x1="11.013cm" svg:y1="2.938cm" svg:x2="12.225cm" svg:y2="4.938cm" draw:start-shape="id19" draw:start-glue-point="1" draw:end-shape="id20" draw:end-glue-point="4" svg:d="M11013 2938h1212v2000" svg:viewBox="0 0 1213 2001">
          <text:p/>
        </draw:connector>
        <draw:connector draw:style-name="gr3" draw:text-style-name="P4" draw:layer="layout" svg:x1="13.239cm" svg:y1="4.938cm" svg:x2="14.474cm" svg:y2="2.938cm" draw:start-shape="id20" draw:start-glue-point="5" draw:end-shape="id21" draw:end-glue-point="3" svg:d="M13239 4938v-2000h1235" svg:viewBox="0 0 1236 2001">
          <text:p/>
        </draw:connector>
        <draw:connector draw:style-name="gr3" draw:text-style-name="P4" draw:layer="layout" svg:x1="17.014cm" svg:y1="2.938cm" svg:x2="18.591cm" svg:y2="4.938cm" draw:start-shape="id21" draw:start-glue-point="1" draw:end-shape="id22" draw:end-glue-point="4" svg:d="M17014 2938h1577v2000" svg:viewBox="0 0 1578 2001">
          <text:p/>
        </draw:connector>
        <draw:connector draw:style-name="gr3" draw:text-style-name="P4" draw:layer="layout" svg:x1="19.843cm" svg:y1="4.938cm" svg:x2="21.475cm" svg:y2="2.938cm" draw:start-shape="id22" draw:start-glue-point="5" draw:end-shape="id23" draw:end-glue-point="3" svg:d="M19843 4938v-2000h1632" svg:viewBox="0 0 1633 2001">
          <text:p/>
        </draw:connector>
        <draw:connector draw:style-name="gr3" draw:text-style-name="P4" draw:layer="layout" draw:line-skew="-0.317cm" svg:x1="3.742cm" svg:y1="2.113cm" svg:x2="19.192cm" svg:y2="4.921cm" draw:start-shape="id17" draw:start-glue-point="0" draw:end-shape="id22" draw:end-glue-point="0" svg:d="M3742 2113v-859h15450v3667" svg:viewBox="0 0 15451 3668">
          <text:p/>
        </draw:connector>
        <draw:connector draw:style-name="gr3" draw:text-style-name="P4" draw:layer="layout" draw:type="line" svg:x1="3.08cm" svg:y1="5.746cm" svg:x2="4.381cm" svg:y2="5.746cm" draw:start-shape="id16" draw:start-glue-point="1" draw:end-shape="id18" draw:end-glue-point="3" svg:d="M3080 5746h1301" svg:viewBox="0 0 1302 1">
          <text:p/>
        </draw:connector>
        <draw:connector draw:style-name="gr3" draw:text-style-name="P4" draw:layer="layout" draw:type="line" svg:x1="9.08cm" svg:y1="5.746cm" svg:x2="10.381cm" svg:y2="5.746cm" draw:start-shape="id18" draw:start-glue-point="1" draw:end-shape="id20" draw:end-glue-point="3" svg:d="M9080 5746h1301" svg:viewBox="0 0 1302 1">
          <text:p/>
        </draw:connector>
        <draw:connector draw:style-name="gr3" draw:text-style-name="P4" draw:layer="layout" draw:type="line" svg:x1="15.08cm" svg:y1="5.746cm" svg:x2="16.381cm" svg:y2="5.746cm" draw:start-shape="id20" draw:start-glue-point="1" draw:end-shape="id22" draw:end-glue-point="3" svg:d="M15080 5746h1301" svg:viewBox="0 0 1302 1">
          <text:p/>
        </draw:connector>
        <draw:custom-shape draw:style-name="gr16" draw:text-style-name="P11" draw:layer="layout" svg:width="8.001cm" svg:height="1.397cm" svg:x="6.588cm" svg:y="7.755cm">
          <text:p text:style-name="P8"><text:span text:style-name="T4">WeatherSt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8.001cm" svg:height="1.397cm" svg:x="6.588cm" svg:y="9.155cm">
          <text:p text:style-name="P12">identifier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8.001cm" svg:height="5.455cm" svg:x="6.588cm" svg:y="10.555cm">
          <text:p text:style-name="P12">reportWeather()<text:line-break/>reportStatus()<text:line-break/>powerSave(instruments)<text:line-break/>remoteControl(commands)<text:line-break/>reconfigure(commands)<text:line-break/>restart(instruments)<text:line-break/>shutdown(instruments)</text:p>
          <draw:enhanced-geometry svg:viewBox="0 0 21600 21600" draw:type="rectangle" draw:enhanced-path="M 0 0 L 21600 0 21600 21600 0 21600 0 0 Z N"/>
        </draw:custom-shape>
        <draw:custom-shape draw:style-name="gr18" draw:text-style-name="P14" xml:id="id24" draw:id="id24" draw:layer="layout" svg:width="5.715cm" svg:height="8.001cm" svg:x="3.921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26" draw:id="id26" draw:layer="layout" svg:width="4.158cm" svg:height="8.001cm" svg:x="15.47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28" draw:id="id28" draw:layer="layout" svg:width="3.048cm" svg:height="6.223cm" svg:x="15.986cm" svg:y="19.669cm">
          <draw:glue-point draw:id="12" svg:x="-4.583cm" svg:y="1.735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524cm" svg:height="2.159cm" svg:x="16.46cm" svg:y="2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524cm" svg:height="2.159cm" svg:x="17.161cm" svg:y="2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1.524cm" svg:height="2.159cm" svg:x="5.261cm" svg:y="19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2.072cm" svg:height="2.534cm" svg:x="4.362cm" svg:y="21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712cm" svg:height="2.287cm" svg:x="7.223cm" svg:y="2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2.413cm" svg:height="1.239cm" svg:x="5.572cm" svg:y="2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4" draw:layer="layout" svg:x1="6.08cm" svg:y1="17.637cm" svg:x2="6.08cm" svg:y2="19.669cm">
          <text:p/>
        </draw:line>
        <draw:line draw:style-name="gr26" draw:text-style-name="P4" draw:layer="layout" svg:x1="5.08cm" svg:y1="17.637cm" svg:x2="5.08cm" svg:y2="21.955cm">
          <text:p/>
        </draw:line>
        <draw:line draw:style-name="gr26" draw:text-style-name="P4" draw:layer="layout" svg:x1="6.98cm" svg:y1="17.637cm" svg:x2="6.98cm" svg:y2="24.749cm">
          <text:p/>
        </draw:line>
        <draw:line draw:style-name="gr26" draw:text-style-name="P4" draw:layer="layout" svg:x1="8.08cm" svg:y1="17.637cm" svg:x2="8.08cm" svg:y2="22.209cm">
          <text:p/>
        </draw:line>
        <draw:frame draw:style-name="gr27" draw:text-style-name="P15" draw:layer="layout" svg:width="8.211cm" svg:height="0.962cm" svg:x="2.748cm" svg:y="16.775cm">
          <draw:text-box>
            <text:p>Input equivalence partitions</text:p>
          </draw:text-box>
        </draw:frame>
        <draw:custom-shape draw:style-name="gr28" draw:text-style-name="P9" xml:id="id25" draw:id="id25" draw:layer="layout" svg:width="3.556cm" svg:height="1.397cm" svg:x="10.825cm" svg:y="22.082cm">
          <text:p text:style-name="P8">System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636cm" svg:y1="22.78cm" svg:x2="10.825cm" svg:y2="22.78cm" draw:start-shape="id24" draw:start-glue-point="10" draw:end-shape="id25" draw:end-glue-point="3" svg:d="M9636 22780h1189" svg:viewBox="0 0 1190 1">
          <text:p/>
        </draw:connector>
        <draw:connector draw:style-name="gr3" draw:text-style-name="P4" draw:layer="layout" draw:type="line" svg:x1="14.381cm" svg:y1="22.78cm" svg:x2="15.478cm" svg:y2="22.78cm" draw:start-shape="id25" draw:start-glue-point="1" draw:end-shape="id26" draw:end-glue-point="6" svg:d="M14381 22780h1097" svg:viewBox="0 0 1098 1">
          <text:p/>
        </draw:connector>
        <draw:frame draw:style-name="gr27" draw:text-style-name="P15" xml:id="id27" draw:id="id27" draw:layer="layout" svg:width="4.837cm" svg:height="0.962cm" svg:x="9.906cm" svg:y="25.8cm">
          <draw:text-box>
            <text:p>Correct outputs</text:p>
          </draw:text-box>
        </draw:frame>
        <draw:connector draw:style-name="gr26" draw:text-style-name="P4" draw:layer="layout" draw:type="line" svg:x1="12.324cm" svg:y1="25.8cm" svg:x2="16.114cm" svg:y2="23.859cm" draw:start-shape="id27" draw:start-glue-point="0" draw:end-shape="id28" draw:end-glue-point="12" svg:d="M12324 25800l3790-1941" svg:viewBox="0 0 3791 1942">
          <text:p/>
        </draw:connector>
        <draw:line draw:style-name="gr26" draw:text-style-name="P4" draw:layer="layout" svg:x1="17.18cm" svg:y1="17.624cm" svg:x2="17.18cm" svg:y2="20.685cm">
          <text:p/>
        </draw:line>
        <draw:line draw:style-name="gr26" draw:text-style-name="P4" draw:layer="layout" svg:x1="18.18cm" svg:y1="17.611cm" svg:x2="18.18cm" svg:y2="22.844cm">
          <text:p/>
        </draw:line>
        <draw:frame draw:style-name="gr27" draw:text-style-name="P15" draw:layer="layout" svg:width="5.154cm" svg:height="0.962cm" svg:x="15.149cm" svg:y="16.775cm">
          <draw:text-box>
            <text:p>Output partitions</text:p>
          </draw:text-box>
        </draw:frame>
        <draw:frame draw:style-name="gr27" draw:text-style-name="P15" draw:layer="layout" svg:width="4.761cm" svg:height="0.962cm" svg:x="4.456cm" svg:y="27.162cm">
          <draw:text-box>
            <text:p>Possible inputs</text:p>
          </draw:text-box>
        </draw:frame>
        <draw:frame draw:style-name="gr27" draw:text-style-name="P15" draw:layer="layout" svg:width="5.15cm" svg:height="0.962cm" svg:x="14.957cm" svg:y="27.162cm">
          <draw:text-box>
            <text:p>Possible outputs</text:p>
          </draw:text-box>
        </draw:frame>
      </draw:page>
      <draw:page draw:name="page3" draw:style-name="dp1" draw:master-page-name="Default">
        <draw:custom-shape draw:style-name="gr29" draw:text-style-name="P10" draw:layer="layout" svg:width="5.969cm" svg:height="1.27cm" svg:x="2.016cm" svg:y="4.937cm">
          <text:p text:style-name="P8">Less than 4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5.969cm" svg:height="1.27cm" svg:x="8.016cm" svg:y="4.937cm">
          <text:p text:style-name="P8">Between 4 and 10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5.969cm" svg:height="1.27cm" svg:x="14.016cm" svg:y="4.937cm">
          <text:p text:style-name="P8">More than 10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5.969cm" svg:height="1.27cm" svg:x="0.916cm" svg:y="10.937cm">
          <text:p text:style-name="P8">Less than 10000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8.509cm" svg:height="1.27cm" svg:x="6.869cm" svg:y="10.937cm">
          <text:p text:style-name="P8">Between 10000 and 99999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5.969cm" svg:height="1.27cm" svg:x="15.316cm" svg:y="10.937cm">
          <text:p text:style-name="P8">More than 99999</text:p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1.907cm" svg:height="0.962cm" svg:x="5.318cm" svg:y="7.604cm">
          <draw:text-box>
            <text:p>9999</text:p>
          </draw:text-box>
        </draw:frame>
        <draw:frame draw:style-name="gr32" draw:text-style-name="P15" draw:layer="layout" svg:width="2.259cm" svg:height="0.962cm" svg:x="6.619cm" svg:y="8.304cm">
          <draw:text-box>
            <text:p>10000</text:p>
          </draw:text-box>
        </draw:frame>
        <draw:frame draw:style-name="gr32" draw:text-style-name="P15" draw:layer="layout" svg:width="2.259cm" svg:height="0.962cm" svg:x="10.12cm" svg:y="8.304cm">
          <draw:text-box>
            <text:p>50000</text:p>
          </draw:text-box>
        </draw:frame>
        <draw:frame draw:style-name="gr32" draw:text-style-name="P15" draw:layer="layout" svg:width="2.259cm" svg:height="0.962cm" svg:x="13.321cm" svg:y="8.304cm">
          <draw:text-box>
            <text:p>99999</text:p>
          </draw:text-box>
        </draw:frame>
        <draw:frame draw:style-name="gr27" draw:text-style-name="P15" draw:layer="layout" svg:width="2.61cm" svg:height="0.962cm" svg:x="14.822cm" svg:y="7.604cm">
          <draw:text-box>
            <text:p>100000</text:p>
          </draw:text-box>
        </draw:frame>
        <draw:line draw:style-name="gr26" draw:text-style-name="P4" draw:layer="layout" svg:x1="6.634cm" svg:y1="8.493cm" svg:x2="6.634cm" svg:y2="11.033cm">
          <text:p/>
        </draw:line>
        <draw:line draw:style-name="gr26" draw:text-style-name="P4" draw:layer="layout" svg:x1="7.134cm" svg:y1="9.128cm" svg:x2="7.134cm" svg:y2="11.033cm">
          <text:p/>
        </draw:line>
        <draw:line draw:style-name="gr26" draw:text-style-name="P4" draw:layer="layout" svg:x1="11.134cm" svg:y1="9.128cm" svg:x2="11.134cm" svg:y2="11.033cm">
          <text:p/>
        </draw:line>
        <draw:line draw:style-name="gr26" draw:text-style-name="P4" draw:layer="layout" svg:x1="15.134cm" svg:y1="9.128cm" svg:x2="15.134cm" svg:y2="11.033cm">
          <text:p/>
        </draw:line>
        <draw:line draw:style-name="gr26" draw:text-style-name="P4" draw:layer="layout" svg:x1="15.634cm" svg:y1="8.493cm" svg:x2="15.634cm" svg:y2="11.033cm">
          <text:p/>
        </draw:line>
        <draw:frame draw:style-name="gr27" draw:text-style-name="P15" draw:layer="layout" svg:width="0.853cm" svg:height="0.962cm" svg:x="7.318cm" svg:y="1.505cm">
          <draw:text-box>
            <text:p>3</text:p>
          </draw:text-box>
        </draw:frame>
        <draw:frame draw:style-name="gr32" draw:text-style-name="P15" draw:layer="layout" svg:width="0.853cm" svg:height="0.962cm" svg:x="7.819cm" svg:y="2.205cm">
          <draw:text-box>
            <text:p>4</text:p>
          </draw:text-box>
        </draw:frame>
        <draw:frame draw:style-name="gr32" draw:text-style-name="P15" draw:layer="layout" svg:width="0.853cm" svg:height="0.962cm" svg:x="10.72cm" svg:y="2.205cm">
          <draw:text-box>
            <text:p>7</text:p>
          </draw:text-box>
        </draw:frame>
        <draw:frame draw:style-name="gr32" draw:text-style-name="P15" draw:layer="layout" svg:width="1.205cm" svg:height="0.962cm" svg:x="13.121cm" svg:y="2.205cm">
          <draw:text-box>
            <text:p>10</text:p>
          </draw:text-box>
        </draw:frame>
        <draw:frame draw:style-name="gr27" draw:text-style-name="P15" draw:layer="layout" svg:width="1.158cm" svg:height="0.962cm" svg:x="13.622cm" svg:y="1.505cm">
          <draw:text-box>
            <text:p>11</text:p>
          </draw:text-box>
        </draw:frame>
        <draw:line draw:style-name="gr26" draw:text-style-name="P4" draw:layer="layout" svg:x1="7.734cm" svg:y1="2.394cm" svg:x2="7.734cm" svg:y2="4.934cm">
          <text:p/>
        </draw:line>
        <draw:line draw:style-name="gr26" draw:text-style-name="P4" draw:layer="layout" svg:x1="8.234cm" svg:y1="3.029cm" svg:x2="8.234cm" svg:y2="4.934cm">
          <text:p/>
        </draw:line>
        <draw:line draw:style-name="gr26" draw:text-style-name="P4" draw:layer="layout" svg:x1="11.134cm" svg:y1="3.029cm" svg:x2="11.134cm" svg:y2="4.934cm">
          <text:p/>
        </draw:line>
        <draw:line draw:style-name="gr26" draw:text-style-name="P4" draw:layer="layout" svg:x1="13.734cm" svg:y1="3.029cm" svg:x2="13.734cm" svg:y2="4.934cm">
          <text:p/>
        </draw:line>
        <draw:line draw:style-name="gr26" draw:text-style-name="P4" draw:layer="layout" svg:x1="14.234cm" svg:y1="2.394cm" svg:x2="14.234cm" svg:y2="4.934cm">
          <text:p/>
        </draw:line>
        <draw:custom-shape draw:style-name="gr33" draw:text-style-name="P16" draw:layer="layout" svg:width="12.827cm" svg:height="6.477cm" svg:x="4.556cm" svg:y="19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29" draw:id="id29" draw:layer="layout" svg:width="2.921cm" svg:height="1.524cm" svg:x="5.81cm" svg:y="20.397cm">
          <draw:glue-point draw:id="4" svg:x="5.001cm" svg:y="2.473cm"/>
          <draw:glue-point draw:id="5" svg:x="5.001cm" svg:y="-2.526cm"/>
          <text:p text:style-name="P8">A</text:p>
          <draw:enhanced-geometry svg:viewBox="0 0 21600 21600" draw:type="rectangle" draw:enhanced-path="M 0 0 L 21600 0 21600 21600 0 21600 0 0 Z N"/>
        </draw:custom-shape>
        <draw:custom-shape draw:style-name="gr34" draw:text-style-name="P9" xml:id="id30" draw:id="id30" draw:layer="layout" svg:width="2.921cm" svg:height="1.524cm" svg:x="13.21cm" svg:y="20.397cm">
          <draw:glue-point draw:id="4" svg:x="-5.005cm" svg:y="2.473cm"/>
          <draw:glue-point draw:id="5" svg:x="-5.005cm" svg:y="-2.526cm"/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34" draw:text-style-name="P9" xml:id="id31" draw:id="id31" draw:layer="layout" svg:width="2.921cm" svg:height="1.524cm" svg:x="9.21cm" svg:y="23.397cm">
          <text:p text:style-name="P8">C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73cm" svg:y1="20.775cm" svg:x2="13.21cm" svg:y2="20.775cm" draw:start-shape="id29" draw:start-glue-point="5" draw:end-shape="id30" draw:end-glue-point="5" svg:d="M8730 20775h4480" svg:viewBox="0 0 4481 1">
          <text:p/>
        </draw:connector>
        <draw:connector draw:style-name="gr3" draw:text-style-name="P4" draw:layer="layout" draw:type="line" svg:x1="13.21cm" svg:y1="21.535cm" svg:x2="8.73cm" svg:y2="21.535cm" draw:start-shape="id30" draw:start-glue-point="4" draw:end-shape="id29" draw:end-glue-point="4" svg:d="M13210 21535h-4480" svg:viewBox="0 0 4481 1">
          <text:p/>
        </draw:connector>
        <draw:connector draw:style-name="gr3" draw:text-style-name="P4" draw:layer="layout" svg:x1="7.27cm" svg:y1="21.921cm" svg:x2="9.21cm" svg:y2="24.159cm" draw:start-shape="id29" draw:start-glue-point="2" draw:end-shape="id31" draw:end-glue-point="3" svg:d="M7270 21921v2238h1940" svg:viewBox="0 0 1941 2239">
          <text:p/>
        </draw:connector>
        <draw:connector draw:style-name="gr3" draw:text-style-name="P4" draw:layer="layout" svg:x1="14.67cm" svg:y1="21.921cm" svg:x2="12.131cm" svg:y2="24.159cm" draw:start-shape="id30" draw:start-glue-point="2" draw:end-shape="id31" draw:end-glue-point="1" svg:d="M14670 21921v2238h-2539" svg:viewBox="0 0 2540 2239">
          <text:p/>
        </draw:connector>
        <draw:custom-shape draw:style-name="gr35" draw:text-style-name="P9" xml:id="id34" draw:id="id34" draw:layer="layout" svg:width="1.27cm" svg:height="0.762cm" svg:x="6.299cm" svg:y="18.6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xml:id="id35" draw:id="id35" draw:layer="layout" svg:width="1.27cm" svg:height="0.762cm" svg:x="8.299cm" svg:y="18.6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xml:id="id33" draw:id="id33" draw:layer="layout" svg:width="1.27cm" svg:height="0.762cm" svg:x="10.299cm" svg:y="18.6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xml:id="id36" draw:id="id36" draw:layer="layout" svg:width="1.27cm" svg:height="0.762cm" svg:x="12.299cm" svg:y="18.6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xml:id="id37" draw:id="id37" draw:layer="layout" svg:width="1.27cm" svg:height="0.762cm" svg:x="14.299cm" svg:y="18.6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xml:id="id32" draw:id="id32" draw:layer="layout" svg:width="4.092cm" svg:height="1.773cm" svg:x="8.874cm" svg:y="14.597cm">
          <draw:glue-point draw:id="4" svg:x="5.001cm" svg:y="2.473cm"/>
          <draw:glue-point draw:id="5" svg:x="5.001cm" svg:y="-2.526cm"/>
          <draw:glue-point draw:id="6" svg:x="1.603cm" svg:y="5.002cm"/>
          <draw:glue-point draw:id="7" svg:x="3.465cm" svg:y="5.002cm"/>
          <draw:glue-point draw:id="8" svg:x="-1.5cm" svg:y="5.002cm"/>
          <draw:glue-point draw:id="9" svg:x="-3.362cm" svg:y="5.002cm"/>
          <text:p text:style-name="P8">Test<text:line-break/>case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92cm" svg:y1="16.37cm" svg:x2="10.934cm" svg:y2="18.653cm" draw:start-shape="id32" draw:start-glue-point="2" draw:end-shape="id33" draw:end-glue-point="0" svg:d="M10920 16370l14 2283" svg:viewBox="0 0 15 2284">
          <text:p/>
        </draw:connector>
        <draw:connector draw:style-name="gr3" draw:text-style-name="P4" draw:layer="layout" draw:line-skew="-0.444cm" svg:x1="9.545cm" svg:y1="16.369cm" svg:x2="6.934cm" svg:y2="18.653cm" draw:start-shape="id32" draw:start-glue-point="9" draw:end-shape="id34" draw:end-glue-point="0" svg:d="M9545 16369v698h-2611v1586" svg:viewBox="0 0 2612 2285">
          <text:p/>
        </draw:connector>
        <draw:connector draw:style-name="gr3" draw:text-style-name="P4" draw:layer="layout" svg:x1="10.307cm" svg:y1="16.369cm" svg:x2="8.934cm" svg:y2="18.653cm" draw:start-shape="id32" draw:start-glue-point="8" draw:end-shape="id35" draw:end-glue-point="0" svg:d="M10307 16369v1142h-1373v1142" svg:viewBox="0 0 1374 2285">
          <text:p/>
        </draw:connector>
        <draw:connector draw:style-name="gr3" draw:text-style-name="P4" draw:layer="layout" svg:x1="11.575cm" svg:y1="16.369cm" svg:x2="12.934cm" svg:y2="18.653cm" draw:start-shape="id32" draw:start-glue-point="6" draw:end-shape="id36" draw:end-glue-point="0" svg:d="M11575 16369v1142h1359v1142" svg:viewBox="0 0 1360 2285">
          <text:p/>
        </draw:connector>
        <draw:connector draw:style-name="gr3" draw:text-style-name="P4" draw:layer="layout" draw:line-skew="-0.444cm" svg:x1="12.337cm" svg:y1="16.369cm" svg:x2="14.934cm" svg:y2="18.653cm" draw:start-shape="id32" draw:start-glue-point="7" draw:end-shape="id37" draw:end-glue-point="0" svg:d="M12337 16369v698h2597v1586" svg:viewBox="0 0 2598 2285">
          <text:p/>
        </draw:connector>
      </draw:page>
      <draw:page draw:name="page4" draw:style-name="dp1" draw:master-page-name="Default">
        <draw:custom-shape draw:style-name="gr13" draw:text-style-name="P9" xml:id="id42" draw:id="id42" draw:layer="layout" svg:width="4.699cm" svg:height="1.651cm" svg:x="0.381cm" svg:y="2.921cm">
          <draw:glue-point draw:id="4" svg:x="2.264cm" svg:y="4.906cm"/>
          <text:p text:style-name="P8">Identify new<text:line-break/>functionality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8" draw:id="id38" draw:layer="layout" svg:width="4.699cm" svg:height="1.651cm" svg:x="2.381cm" svg:y="6.082cm">
          <draw:glue-point draw:id="4" svg:x="-1.991cm" svg:y="-5.009cm"/>
          <text:p text:style-name="P8">Write test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39" draw:id="id39" draw:layer="layout" svg:width="4.699cm" svg:height="1.651cm" svg:x="9.381cm" svg:y="6.082cm">
          <text:p text:style-name="P8">Run test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9" xml:id="id41" draw:id="id41" draw:layer="layout" svg:width="5.495cm" svg:height="2.572cm" svg:x="19.381cm" svg:y="5.621cm">
          <text:p text:style-name="P8">Implement<text:line-break/>functionality and<text:line-break/>refactor</text:p>
          <draw:enhanced-geometry svg:viewBox="0 0 21600 21600" draw:path-stretchpoint-x="10800" draw:path-stretchpoint-y="10800" draw:text-areas="?f3 ?f4 ?f5 ?f6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xml:id="id40" draw:id="id40" draw:layer="layout" svg:width="1.27cm" svg:height="1.27cm" svg:x="16.159cm" svg:y="6.2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7.08cm" svg:y1="6.907cm" svg:x2="9.381cm" svg:y2="6.907cm" draw:start-shape="id38" draw:start-glue-point="1" draw:end-shape="id39" draw:end-glue-point="3" svg:d="M7080 6907h2301" svg:viewBox="0 0 2302 1">
          <text:p/>
        </draw:connector>
        <draw:connector draw:style-name="gr3" draw:text-style-name="P4" draw:layer="layout" draw:type="line" svg:x1="14.08cm" svg:y1="6.907cm" svg:x2="16.159cm" svg:y2="6.907cm" draw:start-shape="id39" draw:start-glue-point="1" draw:end-shape="id40" draw:end-glue-point="5" svg:d="M14080 6907h2079" svg:viewBox="0 0 2080 1">
          <text:p/>
        </draw:connector>
        <draw:connector draw:style-name="gr3" draw:text-style-name="P4" draw:layer="layout" draw:type="line" svg:x1="17.429cm" svg:y1="6.907cm" svg:x2="19.381cm" svg:y2="6.907cm" draw:start-shape="id40" draw:start-glue-point="7" draw:end-shape="id41" draw:end-glue-point="3" svg:d="M17429 6907h1952" svg:viewBox="0 0 1953 1">
          <text:p/>
        </draw:connector>
        <draw:connector draw:style-name="gr3" draw:text-style-name="P4" draw:layer="layout" draw:line-skew="0.774cm" svg:x1="22.128cm" svg:y1="8.193cm" svg:x2="11.73cm" svg:y2="7.733cm" draw:start-shape="id41" draw:start-glue-point="2" draw:end-shape="id39" draw:end-glue-point="2" svg:d="M22128 8193v1316h-10398v-1776" svg:viewBox="0 0 10399 1777">
          <text:p/>
        </draw:connector>
        <draw:connector draw:style-name="gr3" draw:text-style-name="P4" draw:layer="layout" svg:x1="16.794cm" svg:y1="6.272cm" svg:x2="5.08cm" svg:y2="3.746cm" draw:start-shape="id40" draw:start-glue-point="4" draw:end-shape="id42" draw:end-glue-point="1" svg:d="M16794 6272v-2526h-11714" svg:viewBox="0 0 11715 2527">
          <text:p/>
        </draw:connector>
        <draw:connector draw:style-name="gr3" draw:text-style-name="P4" draw:layer="layout" draw:type="line" svg:x1="3.793cm" svg:y1="4.555cm" svg:x2="3.795cm" svg:y2="6.082cm" draw:start-shape="id42" draw:start-glue-point="4" draw:end-shape="id38" draw:end-glue-point="4" svg:d="M3793 4555l2 1527" svg:viewBox="0 0 3 1528">
          <text:p/>
        </draw:connector>
        <draw:frame draw:style-name="gr27" draw:text-style-name="P15" draw:layer="layout" svg:width="1.84cm" svg:height="0.962cm" svg:x="10.633cm" svg:y="2.632cm">
          <draw:text-box>
            <text:p>pass</text:p>
          </draw:text-box>
        </draw:frame>
        <draw:frame draw:style-name="gr27" draw:text-style-name="P15" draw:layer="layout" svg:width="1.311cm" svg:height="0.962cm" svg:x="17.433cm" svg:y="5.632cm">
          <draw:text-box>
            <text:p>fail</text:p>
          </draw:text-box>
        </draw:frame>
        <draw:custom-shape draw:style-name="gr39" draw:text-style-name="P9" xml:id="id43" draw:id="id43" draw:layer="layout" svg:width="4.048cm" svg:height="2.462cm" svg:x="-3.719cm" svg:y="14.921cm">
          <draw:glue-point draw:id="4" svg:x="-1.281cm" svg:y="-4.9cm"/>
          <draw:glue-point draw:id="5" svg:x="1.151cm" svg:y="-4.9cm"/>
          <text:p text:style-name="P8">Define<text:line-break/>acceptance<text:line-break/>criteria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45" draw:id="id45" draw:layer="layout" svg:width="4.048cm" svg:height="2.462cm" svg:x="1.582cm" svg:y="14.922cm">
          <draw:glue-point draw:id="4" svg:x="-1.281cm" svg:y="-4.9cm"/>
          <draw:glue-point draw:id="5" svg:x="1.151cm" svg:y="-4.9cm"/>
          <text:p text:style-name="P8">Plan<text:line-break/>acceptance<text:line-break/>test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47" draw:id="id47" draw:layer="layout" svg:width="4.048cm" svg:height="2.462cm" svg:x="6.783cm" svg:y="14.923cm">
          <draw:glue-point draw:id="4" svg:x="-1.281cm" svg:y="-4.9cm"/>
          <draw:glue-point draw:id="5" svg:x="1.151cm" svg:y="-4.9cm"/>
          <text:p text:style-name="P8">Derive<text:line-break/>acceptance<text:line-break/>tes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49" draw:id="id49" draw:layer="layout" svg:width="4.048cm" svg:height="2.462cm" svg:x="11.984cm" svg:y="14.924cm">
          <draw:glue-point draw:id="4" svg:x="-1.281cm" svg:y="-4.9cm"/>
          <draw:glue-point draw:id="5" svg:x="1.151cm" svg:y="-4.9cm"/>
          <text:p text:style-name="P8">Run<text:line-break/>acceptance<text:line-break/>tes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51" draw:id="id51" draw:layer="layout" svg:width="4.048cm" svg:height="2.462cm" svg:x="17.185cm" svg:y="14.925cm">
          <draw:glue-point draw:id="4" svg:x="-1.281cm" svg:y="-4.9cm"/>
          <draw:glue-point draw:id="5" svg:x="1.151cm" svg:y="-4.9cm"/>
          <text:p text:style-name="P8">Negotiate<text:line-break/>test<text:line-break/>resul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9" xml:id="id53" draw:id="id53" draw:layer="layout" svg:width="4.048cm" svg:height="2.462cm" svg:x="22.386cm" svg:y="14.926cm">
          <draw:glue-point draw:id="4" svg:x="-1.281cm" svg:y="-4.9cm"/>
          <draw:glue-point draw:id="5" svg:x="1.151cm" svg:y="-4.9cm"/>
          <text:p text:style-name="P8">Accept or<text:line-break/>reject<text:line-break/>system</text:p>
          <draw:enhanced-geometry svg:viewBox="0 0 21600 21600" draw:path-stretchpoint-x="10800" draw:path-stretchpoint-y="10800" draw:text-areas="?f3 ?f4 ?f5 ?f6" draw:mirror-horizontal="false" draw:mirror-vertical="false" draw:type="round-rectangle" draw:modifiers="6864.406779661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44" draw:id="id44" draw:layer="layout" svg:width="2.54cm" svg:height="1.651cm" svg:x="-0.451cm" svg:y="11.822cm">
          <text:p text:style-name="P8">Test<text:line-break/>criteria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46" draw:id="id46" draw:layer="layout" svg:width="2.54cm" svg:height="1.651cm" svg:x="5.05cm" svg:y="11.822cm">
          <text:p text:style-name="P8">Test<text:line-break/>plan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48" draw:id="id48" draw:layer="layout" svg:width="2.54cm" svg:height="1.651cm" svg:x="10.251cm" svg:y="11.822cm">
          <text:p text:style-name="P8">Tes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50" draw:id="id50" draw:layer="layout" svg:width="2.54cm" svg:height="1.651cm" svg:x="15.452cm" svg:y="11.822cm">
          <text:p text:style-name="P8">Test<text:line-break/>resul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52" draw:id="id52" draw:layer="layout" svg:width="2.54cm" svg:height="1.651cm" svg:x="20.653cm" svg:y="11.822cm">
          <text:p text:style-name="P8">Testing<text:line-break/>report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-1.695cm" svg:y1="14.921cm" svg:x2="-0.451cm" svg:y2="12.647cm" draw:start-shape="id43" draw:start-glue-point="0" draw:end-shape="id44" draw:end-glue-point="3" svg:d="M-1695 14921v-2274h1244" svg:viewBox="0 0 1245 2275">
          <text:p/>
        </draw:connector>
        <draw:connector draw:style-name="gr3" draw:text-style-name="P4" draw:layer="layout" svg:x1="2.089cm" svg:y1="12.647cm" svg:x2="3.088cm" svg:y2="14.947cm" draw:start-shape="id44" draw:start-glue-point="1" draw:end-shape="id45" draw:end-glue-point="4" svg:d="M2089 12647h999v2300" svg:viewBox="0 0 1000 2301">
          <text:p/>
        </draw:connector>
        <draw:connector draw:style-name="gr3" draw:text-style-name="P4" draw:layer="layout" svg:x1="4.071cm" svg:y1="14.947cm" svg:x2="5.05cm" svg:y2="12.647cm" draw:start-shape="id45" draw:start-glue-point="5" draw:end-shape="id46" draw:end-glue-point="3" svg:d="M4071 14947v-2300h979" svg:viewBox="0 0 980 2301">
          <text:p/>
        </draw:connector>
        <draw:connector draw:style-name="gr3" draw:text-style-name="P4" draw:layer="layout" svg:x1="7.59cm" svg:y1="12.647cm" svg:x2="8.289cm" svg:y2="14.948cm" draw:start-shape="id46" draw:start-glue-point="1" draw:end-shape="id47" draw:end-glue-point="4" svg:d="M7590 12647h699v2301" svg:viewBox="0 0 700 2302">
          <text:p/>
        </draw:connector>
        <draw:connector draw:style-name="gr3" draw:text-style-name="P4" draw:layer="layout" svg:x1="9.272cm" svg:y1="14.948cm" svg:x2="10.251cm" svg:y2="12.647cm" draw:start-shape="id47" draw:start-glue-point="5" draw:end-shape="id48" draw:end-glue-point="3" svg:d="M9272 14948v-2301h979" svg:viewBox="0 0 980 2302">
          <text:p/>
        </draw:connector>
        <draw:connector draw:style-name="gr3" draw:text-style-name="P4" draw:layer="layout" svg:x1="12.791cm" svg:y1="12.647cm" svg:x2="13.49cm" svg:y2="14.949cm" draw:start-shape="id48" draw:start-glue-point="1" draw:end-shape="id49" draw:end-glue-point="4" svg:d="M12791 12647h699v2302" svg:viewBox="0 0 700 2303">
          <text:p/>
        </draw:connector>
        <draw:connector draw:style-name="gr3" draw:text-style-name="P4" draw:layer="layout" svg:x1="14.473cm" svg:y1="14.949cm" svg:x2="15.452cm" svg:y2="12.647cm" draw:start-shape="id49" draw:start-glue-point="5" draw:end-shape="id50" draw:end-glue-point="3" svg:d="M14473 14949v-2302h979" svg:viewBox="0 0 980 2303">
          <text:p/>
        </draw:connector>
        <draw:connector draw:style-name="gr3" draw:text-style-name="P4" draw:layer="layout" svg:x1="17.992cm" svg:y1="12.647cm" svg:x2="18.691cm" svg:y2="14.95cm" draw:start-shape="id50" draw:start-glue-point="1" draw:end-shape="id51" draw:end-glue-point="4" svg:d="M17992 12647h699v2303" svg:viewBox="0 0 700 2304">
          <text:p/>
        </draw:connector>
        <draw:connector draw:style-name="gr3" draw:text-style-name="P4" draw:layer="layout" svg:x1="19.674cm" svg:y1="14.95cm" svg:x2="20.653cm" svg:y2="12.647cm" draw:start-shape="id51" draw:start-glue-point="5" draw:end-shape="id52" draw:end-glue-point="3" svg:d="M19674 14950v-2303h979" svg:viewBox="0 0 980 2304">
          <text:p/>
        </draw:connector>
        <draw:connector draw:style-name="gr3" draw:text-style-name="P4" draw:layer="layout" svg:x1="23.193cm" svg:y1="12.647cm" svg:x2="24.41cm" svg:y2="14.926cm" draw:start-shape="id52" draw:start-glue-point="1" draw:end-shape="id53" draw:end-glue-point="0" svg:d="M23193 12647h1217v2279" svg:viewBox="0 0 1218 2280">
          <text:p/>
        </draw:connector>
        <draw:connector draw:style-name="gr3" draw:text-style-name="P4" draw:layer="layout" draw:type="line" svg:x1="0.329cm" svg:y1="16.152cm" svg:x2="1.582cm" svg:y2="16.153cm" draw:start-shape="id43" draw:start-glue-point="1" draw:end-shape="id45" draw:end-glue-point="3" svg:d="M329 16152l1253 1" svg:viewBox="0 0 1254 2">
          <text:p/>
        </draw:connector>
        <draw:connector draw:style-name="gr3" draw:text-style-name="P4" draw:layer="layout" draw:type="line" svg:x1="5.63cm" svg:y1="16.153cm" svg:x2="6.783cm" svg:y2="16.154cm" draw:start-shape="id45" draw:start-glue-point="1" draw:end-shape="id47" draw:end-glue-point="3" svg:d="M5630 16153l1153 1" svg:viewBox="0 0 1154 2">
          <text:p/>
        </draw:connector>
        <draw:connector draw:style-name="gr3" draw:text-style-name="P4" draw:layer="layout" draw:type="line" svg:x1="10.831cm" svg:y1="16.154cm" svg:x2="11.984cm" svg:y2="16.155cm" draw:start-shape="id47" draw:start-glue-point="1" draw:end-shape="id49" draw:end-glue-point="3" svg:d="M10831 16154l1153 1" svg:viewBox="0 0 1154 2">
          <text:p/>
        </draw:connector>
        <draw:connector draw:style-name="gr3" draw:text-style-name="P4" draw:layer="layout" draw:type="line" svg:x1="16.032cm" svg:y1="16.155cm" svg:x2="17.185cm" svg:y2="16.156cm" draw:start-shape="id49" draw:start-glue-point="1" draw:end-shape="id51" draw:end-glue-point="3" svg:d="M16032 16155l1153 1" svg:viewBox="0 0 1154 2">
          <text:p/>
        </draw:connector>
        <draw:connector draw:style-name="gr3" draw:text-style-name="P4" draw:layer="layout" draw:type="line" svg:x1="21.233cm" svg:y1="16.156cm" svg:x2="22.386cm" svg:y2="16.157cm" draw:start-shape="id51" draw:start-glue-point="1" draw:end-shape="id53" draw:end-glue-point="3" svg:d="M21233 16156l1153 1" svg:viewBox="0 0 1154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3:18:41.202509911</meta:creation-date>
    <dc:date>2020-07-23T07:54:02.703893708</dc:date>
    <meta:editing-duration>PT3H51M37S</meta:editing-duration>
    <meta:editing-cycles>2</meta:editing-cycles>
    <meta:generator>LibreOffice/6.4.4.2$Linux_X86_64 LibreOffice_project/40$Build-2</meta:generator>
    <meta:document-statistic meta:object-count="161"/>
  </office:meta>
</office:document-meta>
</file>